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5-07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5-05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5-02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4-10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4-07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4-04-1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4-02-13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3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3-06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3-05-1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3-04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3-01-2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2-10-0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2-06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2-04-0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2-02-0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1-10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1-06-28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1-04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1-02-1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92128" calcext:value-type="float">
            <text:p>4.9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390787096774" calcext:value-type="float">
            <text:p>5.0639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10336" calcext:value-type="float">
            <text:p>5.17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159375" calcext:value-type="float">
            <text:p>5.1315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1888" calcext:value-type="float">
            <text:p>4.91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94503225807" calcext:value-type="float">
            <text:p>4.5869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70916129032" calcext:value-type="float">
            <text:p>4.899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708283870968" calcext:value-type="float">
            <text:p>5.247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53135483871" calcext:value-type="float">
            <text:p>5.0625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39870967742" calcext:value-type="float">
            <text:p>4.812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10916129032" calcext:value-type="float">
            <text:p>4.6711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26085714286" calcext:value-type="float">
            <text:p>4.6452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87125" calcext:value-type="float">
            <text:p>4.684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80516129032" calcext:value-type="float">
            <text:p>4.905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3384" calcext:value-type="float">
            <text:p>5.04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08155" calcext:value-type="float">
            <text:p>5.0008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2784" calcext:value-type="float">
            <text:p>4.94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41393548387" calcext:value-type="float">
            <text:p>4.688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80129032258" calcext:value-type="float">
            <text:p>5.169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983612903226" calcext:value-type="float">
            <text:p>5.079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40387096774" calcext:value-type="float">
            <text:p>4.841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61703225806" calcext:value-type="float">
            <text:p>4.6296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83225806452" calcext:value-type="float">
            <text:p>4.581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60386206897" calcext:value-type="float">
            <text:p>4.55560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5685" calcext:value-type="float">
            <text:p>4.548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94219354839" calcext:value-type="float">
            <text:p>4.551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71816" calcext:value-type="float">
            <text:p>4.5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1475" calcext:value-type="float">
            <text:p>4.609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2616" calcext:value-type="float">
            <text:p>4.58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88258064516" calcext:value-type="float">
            <text:p>4.578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6696" calcext:value-type="float">
            <text:p>4.92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3584516129" calcext:value-type="float">
            <text:p>4.662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95664516129" calcext:value-type="float">
            <text:p>4.5569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66116129032" calcext:value-type="float">
            <text:p>4.515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15028571429" calcext:value-type="float">
            <text:p>4.46815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84675" calcext:value-type="float">
            <text:p>4.4888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86477419355" calcext:value-type="float">
            <text:p>4.4978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3512" calcext:value-type="float">
            <text:p>4.4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925" calcext:value-type="float">
            <text:p>4.3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8736" calcext:value-type="float">
            <text:p>4.14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11819354839" calcext:value-type="float">
            <text:p>4.4361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76825806452" calcext:value-type="float">
            <text:p>4.831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10141935484" calcext:value-type="float">
            <text:p>5.199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61187096774" calcext:value-type="float">
            <text:p>4.981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30916129032" calcext:value-type="float">
            <text:p>4.747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51122580645" calcext:value-type="float">
            <text:p>4.606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476303448276" calcext:value-type="float">
            <text:p>4.55476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65522580645" calcext:value-type="float">
            <text:p>4.6156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4368" calcext:value-type="float">
            <text:p>4.73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6176" calcext:value-type="float">
            <text:p>4.6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4016" calcext:value-type="float">
            <text:p>4.68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6736" calcext:value-type="float">
            <text:p>5.21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765" calcext:value-type="float">
            <text:p>4.977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1864" calcext:value-type="float">
            <text:p>4.71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94503225807" calcext:value-type="float">
            <text:p>4.5869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64228571429" calcext:value-type="float">
            <text:p>4.5946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68696774194" calcext:value-type="float">
            <text:p>4.660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30967741936" calcext:value-type="float">
            <text:p>4.7883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0344" calcext:value-type="float">
            <text:p>4.89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63174193548" calcext:value-type="float">
            <text:p>4.845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43148387097" calcext:value-type="float">
            <text:p>4.558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68103225806" calcext:value-type="float">
            <text:p>4.7606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963974193548" calcext:value-type="float">
            <text:p>4.9096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62193548387" calcext:value-type="float">
            <text:p>5.209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95251612903" calcext:value-type="float">
            <text:p>4.990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5752" calcext:value-type="float">
            <text:p>4.7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20425" calcext:value-type="float">
            <text:p>4.6822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13213793104" calcext:value-type="float">
            <text:p>4.76213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05574193548" calcext:value-type="float">
            <text:p>4.809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40670967742" calcext:value-type="float">
            <text:p>4.8764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0032" calcext:value-type="float">
            <text:p>5.00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34864516129" calcext:value-type="float">
            <text:p>5.026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28903225807" calcext:value-type="float">
            <text:p>4.67228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9675" calcext:value-type="float">
            <text:p>5.07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7752" calcext:value-type="float">
            <text:p>5.08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51344516129" calcext:value-type="float">
            <text:p>4.775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31011764706" calcext:value-type="float">
            <text:p>4.49831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8944" calcext:value-type="float">
            <text:p>4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63457142857" calcext:value-type="float">
            <text:p>4.7506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63819354839" calcext:value-type="float">
            <text:p>4.786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45961290323" calcext:value-type="float">
            <text:p>5.0784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38012903226" calcext:value-type="float">
            <text:p>5.241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19096774194" calcext:value-type="float">
            <text:p>5.264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6992" calcext:value-type="float">
            <text:p>5.11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73935483871" calcext:value-type="float">
            <text:p>4.821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09025" calcext:value-type="float">
            <text:p>5.2940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23055483871" calcext:value-type="float">
            <text:p>5.222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75535483871" calcext:value-type="float">
            <text:p>4.949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2552" calcext:value-type="float">
            <text:p>4.73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72980645161" calcext:value-type="float">
            <text:p>4.6347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01885714286" calcext:value-type="float">
            <text:p>4.6140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01264516129" calcext:value-type="float">
            <text:p>4.6240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67575" calcext:value-type="float">
            <text:p>4.6446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54008" calcext:value-type="float">
            <text:p>4.70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93075" calcext:value-type="float">
            <text:p>4.7799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74304516129" calcext:value-type="float">
            <text:p>4.857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80125" calcext:value-type="float">
            <text:p>4.5058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59432258065" calcext:value-type="float">
            <text:p>4.7305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40768" calcext:value-type="float">
            <text:p>5.0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57236363636" calcext:value-type="float">
            <text:p>4.60257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08544" calcext:value-type="float">
            <text:p>4.60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2464" calcext:value-type="float">
            <text:p>4.56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95542857143" calcext:value-type="float">
            <text:p>4.5419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97290322581" calcext:value-type="float">
            <text:p>4.514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2765" calcext:value-type="float">
            <text:p>4.498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70141935484" calcext:value-type="float">
            <text:p>4.2847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82477419355" calcext:value-type="float">
            <text:p>4.1778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674838709677" calcext:value-type="float">
            <text:p>4.586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1392" calcext:value-type="float">
            <text:p>4.3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071100707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" meta:object-count="0"/>
    <meta:user-defined meta:name="AppVersion">3.0</meta:user-defined>
  </office:meta>
</office:document-meta>
</file>